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ntification</text:p>
      <text:p text:style-name="P2"/>
      <text:p text:style-name="P2"/>
      <text:p text:style-name="P2">Vol1_Adélaide <text:tab/><text:tab/><text:tab/><text:tab/>Dessin de Séguin, gravure de Tamisier</text:p>
      <text:p text:style-name="P2">Vol1_ColonelDeSoulanges<text:tab/><text:tab/><text:tab/>Dessin de Lorentz gravure de Piaud</text:p>
      <text:p text:style-name="P2">Vol1_GinevraDiPiombo<text:tab/><text:tab/><text:tab/>Dessin de Français, gravure de Caqué</text:p>
      <text:p text:style-name="P2">Vol1_MadameMlleCrochard <text:tab/><text:tab/> <text:s text:c="2"/><text:tab/>Dessin de Johannot, gravure de Brevière</text:p>
      <text:p text:style-name="P2">Vol1_Malaga<text:tab/><text:tab/><text:tab/> <text:s text:c="14"/><text:tab/>Dessin non signé, gravure de Brevière</text:p>
      <text:p text:style-name="P2">Vol1_MonsieurDeFontaine<text:tab/><text:tab/><text:tab/>Dessin de Meissonier, gravure de Godard</text:p>
      <text:p text:style-name="P2">Vol1_MonsieurGuillaume<text:tab/> <text:s text:c="10"/><text:tab/><text:tab/>Dessin de Meissonier, gravure de Brevière</text:p>
      <text:p text:style-name="P2">Vol1_Schinner<text:tab/><text:tab/><text:tab/> <text:tab/>Dessin de Meissonier, gravure non signée</text:p>
      <text:p text:style-name="P2"/>
      <text:p text:style-name="P2">Vol2_ComtesseDeVandenesse<text:tab/><text:tab/>Dessin de Johannot, gravure de Tamisier</text:p>
      <text:p text:style-name="P2">Vol2_FemmeAbandonnée<text:tab/><text:tab/><text:tab/>Dessin de Meissonier, gravure de Brevière</text:p>
      <text:p text:style-name="P2">Vol2_Gobseck <text:tab/><text:tab/><text:tab/><text:tab/>Dessin de Jacque, gravure de Tamisier</text:p>
      <text:p text:style-name="P2">Vol2_LouiseDeChaulieu<text:tab/><text:tab/><text:tab/>Dessin de Johannot, gravure de Verdeil</text:p>
      <text:p text:style-name="P2">Vol2_LouiseMourante<text:tab/><text:tab/><text:tab/>Dessin de Johannot, gravure d'Andrew-Best-Leloir</text:p>
      <text:p text:style-name="P2">Vol2_RenéeDeLestorade<text:tab/><text:tab/><text:tab/>Dessin de Johannot, gravure de Brugnot</text:p>
      <text:p text:style-name="P2"/>
      <text:p text:style-name="P2">Vol3_Beatrix_CamilleMaupin</text:p>
      <text:p text:style-name="P2">Vol3_FannyOBrienBaronDuGuénic<text:tab/><text:tab/>Dessin de Johannot, gravure de Caqué</text:p>
      <text:p text:style-name="P2">Vol3_JulieAiglemontLordGrenville<text:tab/><text:tab/>Dessin non signé, gravure de Birouste</text:p>
      <text:p text:style-name="P2">Vol3_Mathias<text:tab/><text:tab/><text:tab/><text:tab/><text:tab/>Dessin de Traviès, gravure de Quichon</text:p>
      <text:p text:style-name="P2">Vol3_MissStevens<text:tab/><text:tab/><text:tab/><text:tab/>Dessin de Traviès, gravure de Quichon</text:p>
      <text:p text:style-name="P2">Vol3_MlleDePen-Hoel<text:tab/><text:tab/><text:tab/>Dessin de Traviès, gravure de Quichon</text:p>
      <text:p text:style-name="P2">Vol3_SolonetEtMathias<text:tab/><text:tab/><text:tab/>Dessin de Traviès, gravure de Quichon</text:p>
      <text:p text:style-name="P2"/>
      <text:p text:style-name="P2">Vol4_AbbéLoraux<text:tab/><text:tab/><text:tab/><text:tab/>Dessin de Bertall, gravure de Baulant</text:p>
      <text:p text:style-name="P2">Vol4_Butscha<text:tab/><text:tab/><text:tab/><text:tab/><text:tab/>Dessin de Bertall, gravure de Diolot</text:p>
      <text:p text:style-name="P2">Vol4_Mistigris<text:tab/><text:tab/><text:tab/><text:tab/>Dessin de Bertall, gravure de Tamisier</text:p>
      <text:p text:style-name="P2">Vol4_MmeLatournelle <text:s text:c="34"/>Dessin de Bertall, gravure de Loiseau</text:p>
      <text:p text:style-name="P2">Vol4_ModesteMignon<text:tab/><text:tab/><text:tab/>Gravure non signée</text:p>
      <text:p text:style-name="P2">Vol4_Oscar<text:tab/><text:tab/><text:tab/><text:tab/><text:tab/>Dessin de Lorentz, gravure de Brugnot</text:p>
      <text:p text:style-name="P2">Vol4_OscarHusson<text:tab/><text:tab/><text:tab/><text:tab/>Dessin de Lorentz, gravure de Barbant</text:p>
      <text:p text:style-name="P2">Vol4_Pierrotin<text:tab/><text:tab/><text:tab/><text:tab/><text:tab/>Dessin de Bertall, gravure de Montigneul</text:p>
      <text:p text:style-name="P2"/>
      <text:p text:style-name="P2">Vol5_Brigaud<text:tab/><text:tab/><text:tab/><text:tab/><text:tab/>Dessin de Nanteuil, gravure de Tamisier</text:p>
      <text:p text:style-name="P2">Vol5_EugénieGrandet<text:tab/><text:tab/><text:tab/>Dessin de Nanteuil, gravure non signée</text:p>
      <text:p text:style-name="P2">Vol5_Goupil<text:tab/><text:tab/><text:tab/><text:tab/><text:tab/>Dessin de Nanteuil, gravure de Brugnot</text:p>
      <text:p text:style-name="P2">Vol5_GrandeNanon<text:tab/><text:tab/><text:tab/><text:tab/>Dessin de Monnier, gravure de Montigneul</text:p>
      <text:p text:style-name="P2">Vol5_MmeDePortenduère<text:tab/><text:tab/><text:tab/>Dessin de Monnier, gravure de Brugnot</text:p>
      <text:p text:style-name="P2">Vol5_PèreGrandet<text:tab/><text:tab/><text:tab/><text:tab/>Dessin de Monnier, gravure de Quichon</text:p>
      <text:p text:style-name="P2">Vol5_SylvieRogron<text:tab/><text:tab/><text:tab/><text:tab/>Dessin de Nanteuil, gravure de Gautier</text:p>
      <text:p text:style-name="P2"/>
      <text:p text:style-name="P2">Vol6_Bixiou<text:tab/><text:tab/><text:tab/><text:tab/><text:tab/>Dessin de Monnier, gravure de Chevauchet</text:p>
      <text:p text:style-name="P2">Vol6_FloreBrazier<text:tab/><text:tab/><text:tab/><text:tab/>Dessin de Monnier, gravure de Tamisier</text:p>
      <text:p text:style-name="P2">Vol6_Gaudissart<text:tab/><text:tab/><text:tab/><text:tab/>Dessin de Perlet, gravure de Piaud</text:p>
      <text:p text:style-name="P2">Vol6_JJRouget<text:tab/><text:tab/><text:tab/><text:tab/>Dessin de Marclk, gravure de Brugnot</text:p>
      <text:p text:style-name="P2">Vol6_MmeGruget<text:tab/><text:tab/><text:tab/><text:tab/>Dessin de Marclk, gravure de Brugnot</text:p>
      <text:p text:style-name="P2">Vol6_VeuveDescoings<text:tab/><text:tab/><text:tab/>Dessin de Monnier, gravure de Baulan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la </meta:initial-creator>
    <meta:creation-date>2018-05-26T20:22:53.97</meta:creation-date>
    <dc:date>2018-05-26T21:08:25.24</dc:date>
    <dc:creator>Mela </dc:creator>
    <meta:editing-duration>PT45M18S</meta:editing-duration>
    <meta:editing-cycles>29</meta:editing-cycles>
    <meta:generator>OpenOffice/4.1.1$Win32 OpenOffice.org_project/411m6$Build-9775</meta:generator>
    <meta:document-statistic meta:table-count="0" meta:image-count="0" meta:object-count="0" meta:page-count="1" meta:paragraph-count="43" meta:word-count="285" meta:character-count="2501"/>
  </office:meta>
</office:document-meta>
</file>